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4.05   |   <text:a xlink:type="simple" xlink:href="http://palinfo.habago.org/Entry?Command=Information_PrintForum#FORUM40407"><text:span text:style-name="T1">#</text:span></text:a></text:p>
      <text:p text:style-name="P2">不要打擾這份寧靜~杜斯妥也夫斯基</text:p>
      <text:p text:style-name="P2">愛動物吧：神賦予牠們原始的思維與寧靜的歡樂，不要打擾這份寧靜，不要騷擾牠們，不要剝奪牠們的快樂，不要違反神的意志。人啊，不要傲慢地凌駕於動物之上：動物是沒有罪愆的，而你，還有你的偉大，卻讓你的存在玷污了地球，留下污穢。</text:p>
      <text:p text:style-name="P2"/>
      <text:p text:style-name="P2">杜斯妥也夫斯基（1821-1881），卡拉馬助夫兄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